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f0041" draw:textarea-horizontal-align="justify" draw:textarea-vertical-align="middle" draw:auto-grow-height="false" fo:min-height="0.75cm" fo:min-width="2.7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75cm" fo:min-width="1.7cm"/>
    </style:style>
    <style:style style:name="gr3" style:family="graphic" style:parent-style-name="standard">
      <style:graphic-properties draw:fill-color="#bf0041" draw:textarea-horizontal-align="justify" draw:textarea-vertical-align="middle" draw:auto-grow-height="false" fo:min-height="0.75cm" fo:min-width="1.7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5" style:family="graphic" style:parent-style-name="standard" style:list-style-name="L1">
      <style:graphic-properties draw:fill-color="#ffff00" draw:textarea-horizontal-align="justify" draw:textarea-vertical-align="middle" draw:auto-grow-height="false" fo:min-height="0.75cm" fo:min-width="1.7cm"/>
    </style:style>
    <style:style style:name="gr6" style:family="graphic" style:parent-style-name="standard" style:list-style-name="L1">
      <style:graphic-properties draw:fill-color="#ffff00" draw:textarea-horizontal-align="justify" draw:textarea-vertical-align="middle" draw:auto-grow-height="false" fo:min-height="0.75cm" fo:min-width="1.7cm"/>
    </style:style>
    <style:style style:name="gr7" style:family="graphic" style:parent-style-name="standard" style:list-style-name="L1">
      <style:graphic-properties draw:fill-color="#ffff00" draw:textarea-horizontal-align="justify" draw:textarea-vertical-align="middle" draw:auto-grow-height="false" fo:min-height="0.75cm" fo:min-width="1.7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11" style:family="graphic" style:parent-style-name="standard" style:list-style-name="L1">
      <style:graphic-properties draw:fill-color="#81d41a" draw:textarea-horizontal-align="justify" draw:textarea-vertical-align="middle" draw:auto-grow-height="false" fo:min-height="0.75cm" fo:min-width="1.7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5cm" fo:min-width="1.9cm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21" style:family="graphic" style:parent-style-name="standard">
      <style:graphic-properties draw:fill-color="#bf0041" draw:textarea-horizontal-align="justify" draw:textarea-vertical-align="middle" draw:auto-grow-height="false" fo:min-height="0.75cm" fo:min-width="0.9cm"/>
    </style:style>
    <style:style style:name="gr22" style:family="graphic" style:parent-style-name="standard" style:list-style-name="L1">
      <style:graphic-properties draw:fill-color="#81d41a" draw:textarea-horizontal-align="justify" draw:textarea-vertical-align="middle" draw:auto-grow-height="false" fo:min-height="0.75cm" fo:min-width="1.7cm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24" style:family="graphic" style:parent-style-name="standard">
      <style:graphic-properties draw:fill-color="#bf0041" draw:textarea-horizontal-align="justify" draw:textarea-vertical-align="middle" draw:auto-grow-height="false" fo:min-height="0.75cm" fo:min-width="1.1cm"/>
    </style:style>
    <style:style style:name="gr25" style:family="graphic" style:parent-style-name="standard" style:list-style-name="L1">
      <style:graphic-properties draw:fill-color="#81d41a" draw:textarea-horizontal-align="justify" draw:textarea-vertical-align="middle" draw:auto-grow-height="false" fo:min-height="0.75cm" fo:min-width="1.7cm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75cm" fo:min-width="2.5cm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75cm" fo:min-width="2.5cm"/>
    </style:style>
    <style:style style:name="gr28" style:family="graphic" style:parent-style-name="standard" style:list-style-name="L1">
      <style:graphic-properties draw:fill-color="#81d41a" draw:textarea-horizontal-align="justify" draw:textarea-vertical-align="middle" draw:auto-grow-height="false" fo:min-height="0.75cm" fo:min-width="1.7cm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75cm" fo:min-width="1.9cm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3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3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5" style:family="graphic" style:parent-style-name="standard" style:list-style-name="L1">
      <style:graphic-properties draw:fill-color="#81d41a" draw:textarea-horizontal-align="justify" draw:textarea-vertical-align="middle" draw:auto-grow-height="false" fo:min-height="0.75cm" fo:min-width="2.1cm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75cm" fo:min-width="1.9cm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0" style:family="graphic" style:parent-style-name="standard" style:list-style-name="L1">
      <style:graphic-properties draw:fill-color="#81d41a" draw:textarea-horizontal-align="justify" draw:textarea-vertical-align="middle" draw:auto-grow-height="false" fo:min-height="0.75cm" fo:min-width="2.9cm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42" style:family="graphic" style:parent-style-name="standard" style:list-style-name="L1">
      <style:graphic-properties draw:fill-color="#81d41a" draw:textarea-horizontal-align="justify" draw:textarea-vertical-align="middle" draw:auto-grow-height="false" fo:min-height="0.75cm" fo:min-width="1.7cm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44" style:family="graphic" style:parent-style-name="standard" style:list-style-name="L1">
      <style:graphic-properties draw:fill-color="#81d41a" draw:textarea-horizontal-align="justify" draw:textarea-vertical-align="middle" draw:auto-grow-height="false" fo:min-height="0.75cm" fo:min-width="1.7cm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75cm" fo:min-width="1.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>
      <style:graphic-properties style:protect="size"/>
    </style:style>
    <style:style style:name="gr48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1.7cm"/>
    </style:style>
    <style:style style:name="gr49" style:family="graphic" style:parent-style-name="standard">
      <style:graphic-properties svg:stroke-color="#000000" draw:fill-color="#bf0041" draw:textarea-horizontal-align="justify" draw:textarea-vertical-align="middle" draw:auto-grow-height="false" fo:min-height="0.75cm" fo:min-width="3.1cm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0.75cm" fo:min-width="1.7cm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.75cm" fo:min-width="1.9cm"/>
    </style:style>
    <style:style style:name="gr52" style:family="graphic" style:parent-style-name="standard">
      <style:graphic-properties svg:stroke-color="#000000" draw:fill-color="#bf0041" draw:textarea-horizontal-align="justify" draw:textarea-vertical-align="middle" draw:auto-grow-height="false" fo:min-height="0.75cm" fo:min-width="1.1cm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0.75cm" fo:min-width="3.3cm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0.75cm" fo:min-width="3.1cm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2.35cm" fo:min-width="3.5cm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0.75cm" fo:min-width="3.5cm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0.75cm" fo:min-width="1.3cm"/>
    </style:style>
    <style:style style:name="gr58" style:family="graphic" style:parent-style-name="standard">
      <style:graphic-properties svg:stroke-color="#000000" draw:fill-color="#bf0041" draw:textarea-horizontal-align="justify" draw:textarea-vertical-align="middle" draw:auto-grow-height="false" fo:min-height="0.75cm" fo:min-width="1.9cm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0.75cm" fo:min-width="1.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1" style:family="graphic" style:parent-style-name="standard">
      <style:graphic-properties svg:stroke-color="#000000" draw:fill-color="#bf0041" draw:textarea-horizontal-align="justify" draw:textarea-vertical-align="middle" draw:auto-grow-height="false" fo:min-height="0.75cm" fo:min-width="2.1cm"/>
    </style:style>
    <style:style style:name="gr62" style:family="graphic" style:parent-style-name="standard">
      <style:graphic-properties svg:stroke-color="#000000" draw:fill-color="#81d41a" draw:textarea-horizontal-align="justify" draw:textarea-vertical-align="middle" draw:auto-grow-height="false" fo:min-height="0.75cm" fo:min-width="1.7cm"/>
    </style:style>
    <style:style style:name="gr63" style:family="graphic" style:parent-style-name="standard">
      <style:graphic-properties svg:stroke-color="#000000" draw:fill-color="#81d41a" draw:textarea-horizontal-align="justify" draw:textarea-vertical-align="middle" draw:auto-grow-height="false" fo:min-height="0.75cm" fo:min-width="1.9cm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0.75cm" fo:min-width="4.3cm"/>
    </style:style>
    <style:style style:name="gr65" style:family="graphic" style:parent-style-name="standard">
      <style:graphic-properties svg:stroke-color="#000000" draw:fill-color="#bf0041" draw:textarea-horizontal-align="justify" draw:textarea-vertical-align="middle" draw:auto-grow-height="false" fo:min-height="0.75cm" fo:min-width="3.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8pt" style:text-underline-style="none" style:font-size-asian="10pt" style:font-size-complex="10pt"/>
    </style:style>
    <style:style style:name="P2" style:family="paragraph">
      <loext:graphic-properties draw:fill-color="#bf0041"/>
      <style:paragraph-properties fo:text-align="center"/>
      <style:text-properties fo:font-size="8pt" style:text-underline-style="none" style:font-size-asian="10pt" style:font-size-complex="10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-color="#ffff00"/>
      <style:paragraph-properties fo:text-align="center"/>
      <style:text-properties fo:color="#ffbf00" fo:font-size="10pt" fo:background-color="#ffff00" style:font-size-asian="12pt" style:font-size-complex="12pt"/>
    </style:style>
    <style:style style:name="P5" style:family="paragraph">
      <style:paragraph-properties fo:text-align="center"/>
      <style:text-properties fo:font-size="8pt" style:font-size-asian="10pt" style:font-size-complex="10pt"/>
    </style:style>
    <style:style style:name="P6" style:family="paragraph">
      <loext:graphic-properties draw:fill-color="#bf0041"/>
      <style:paragraph-properties fo:text-align="center"/>
      <style:text-properties fo:font-size="8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2pt" style:font-size-complex="12pt"/>
    </style:style>
    <style:style style:name="P8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  <style:text-properties fo:font-size="10pt" style:font-size-asian="12pt" style:font-size-complex="12pt"/>
    </style:style>
    <style:style style:name="P9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0pt" style:font-size-asian="12pt" style:font-size-complex="12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bf0041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19" style:family="paragraph">
      <loext:graphic-properties draw:fill-color="#bf0041"/>
      <style:paragraph-properties fo:text-align="center"/>
      <style:text-properties fo:font-size="10pt" style:text-underline-style="none" style:font-size-asian="10pt" style:font-size-complex="10pt"/>
    </style:style>
    <style:style style:name="T1" style:family="text">
      <style:text-properties fo:font-size="8pt" style:text-underline-style="none" style:font-size-asian="10pt" style:font-size-complex="10pt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2cm" svg:height="1cm" svg:x="14.7cm" svg:y="10.6cm">
          <text:p text:style-name="P1"><text:span text:style-name="T1">_head_to_tai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cm" svg:height="1cm" svg:x="1.8cm" svg:y="1.6cm">
          <svg:desc>the original image size can be different. Assuming the original image size is 3*375*500. we scale it to 600*800 as the 600 specified in cfg. In im_info, 600,800,1.6 is recorded, the last element is the scale.</svg:desc>
          <text:p text:style-name="P3"><text:span text:style-name="T2">im_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cm" svg:height="1cm" svg:x="4.6cm" svg:y="1.6cm">
          <text:p text:style-name="P5"><text:span text:style-name="T3">RCNN_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1cm" svg:x="7.2cm" svg:y="1.6cm">
          <text:p text:style-name="P7"><text:span text:style-name="T2">base_feat</text:span></text:p>
          <text:p text:style-name="P3"><text:span text:style-name="T2">4*512*37*5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cm" svg:height="1cm" svg:x="7.2cm" svg:y="3cm">
          <text:p text:style-name="P7"><text:span text:style-name="T2">im_info</text:span></text:p>
          <text:p text:style-name="P3"><text:span text:style-name="T2">4*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cm" svg:height="1cm" svg:x="7.2cm" svg:y="4.4cm">
          <text:p text:style-name="P7"><text:span text:style-name="T2">gt_boxes</text:span></text:p>
          <text:p text:style-name="P3"><text:span text:style-name="T2">4*20*5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cm" svg:height="1cm" svg:x="7.2cm" svg:y="5.8cm">
          <text:p text:style-name="P7"><text:span text:style-name="T2">num_boxes</text:span></text:p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cm" svg:height="1cm" svg:x="10.4cm" svg:y="3cm">
          <text:p text:style-name="P5"><text:span text:style-name="T3">RCNN_rp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2cm" svg:height="1cm" svg:x="13.6cm" svg:y="0.7cm">
          <text:p text:style-name="P7"><text:span text:style-name="T2">rpn_loss_c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2cm" svg:height="1cm" svg:x="13.6cm" svg:y="2.1cm">
          <text:p text:style-name="P7"><text:span text:style-name="T2">rpn_loss_bbox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cm" svg:height="1cm" svg:x="13.6cm" svg:y="3.5cm">
          <text:p text:style-name="P7"><text:span text:style-name="T2">Rois</text:span></text:p>
          <text:p text:style-name="P7"><text:span text:style-name="T2">4*2000*5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2cm" svg:height="1cm" svg:x="16.6cm" svg:y="4.4cm">
          <text:p text:style-name="P5"><text:span text:style-name="T4">RCNN_proposal_targe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2cm" svg:height="1cm" svg:x="20.6cm" svg:y="2.8cm">
          <text:p text:style-name="P7"><text:span text:style-name="T2">Rois</text:span></text:p>
          <text:p text:style-name="P7"><text:span text:style-name="T2">4*256*5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cm" svg:height="1cm" svg:x="20.6cm" svg:y="4.2cm">
          <text:p text:style-name="P7"><text:span text:style-name="T2">rois_label</text:span></text:p>
          <text:p text:style-name="P7"><text:span text:style-name="T2">4*256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2cm" svg:height="1cm" svg:x="20.6cm" svg:y="5.6cm">
          <text:p text:style-name="P7"><text:span text:style-name="T2">rois_target</text:span></text:p>
          <text:p text:style-name="P7"><text:span text:style-name="T2">4*256*4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4cm" svg:height="1cm" svg:x="20.6cm" svg:y="6.8cm">
          <text:p text:style-name="P7"><text:span text:style-name="T2">rois_inside_ws</text:span></text:p>
          <text:p text:style-name="P7"><text:span text:style-name="T2">4*256*4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6cm" svg:height="1cm" svg:x="20.6cm" svg:y="8cm">
          <text:p text:style-name="P7"><text:span text:style-name="T2">rois_outside_ws</text:span></text:p>
          <text:p text:style-name="P7"><text:span text:style-name="T2">4*256*4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2cm" svg:height="1cm" svg:x="4.9cm" svg:y="9.8cm">
          <text:p text:style-name="P7"><text:span text:style-name="T2">base_feat</text:span></text:p>
          <text:p text:style-name="P3"><text:span text:style-name="T2">4*512*37*50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2cm" svg:height="1cm" svg:x="5cm" svg:y="11.4cm">
          <text:p text:style-name="P7"><text:span text:style-name="T2">1024*5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2cm" svg:height="1cm" svg:x="8.7cm" svg:y="10.6cm">
          <text:p text:style-name="P5"><text:span text:style-name="T4">RCNN_roi_align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2cm" svg:height="1cm" svg:x="12.1cm" svg:y="10.6cm">
          <text:p text:style-name="P7"><text:span text:style-name="T2">pooled_feat</text:span></text:p>
          <text:p text:style-name="P7"><text:span text:style-name="T2">1024*512*7*7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.2cm" svg:height="1cm" svg:x="18.3cm" svg:y="10.6cm">
          <text:p text:style-name="P7"><text:span text:style-name="T2">pooled_feat</text:span></text:p>
          <text:p text:style-name="P7"><text:span text:style-name="T2">1024*409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cm" svg:x="20.9cm" svg:y="10.6cm">
          <text:p text:style-name="P1"><text:span text:style-name="T1">RCNN_bbox</text:span><text:span text:style-name="T1">_pred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.2cm" svg:height="1cm" svg:x="24.5cm" svg:y="10.6cm">
          <text:p text:style-name="P7"><text:span text:style-name="T2">bbox_pred</text:span></text:p>
          <text:p text:style-name="P7"><text:span text:style-name="T2">1024*4096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cm" svg:height="1cm" svg:x="32.1cm" svg:y="10.6cm">
          <text:p text:style-name="P1"><text:span text:style-name="T1">gat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2cm" svg:height="1cm" svg:x="38.6cm" svg:y="10.6cm">
          <text:p text:style-name="P7"><text:span text:style-name="T2">bbox_pred</text:span></text:p>
          <text:p text:style-name="P7"><text:span text:style-name="T2">1024*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cm" svg:x="20.9cm" svg:y="12.2cm">
          <text:p text:style-name="P1"><text:span text:style-name="T1">RCNN_cls_score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2cm" svg:height="1cm" svg:x="24.5cm" svg:y="12.2cm">
          <text:p text:style-name="P7"><text:span text:style-name="T2">cls_score</text:span></text:p>
          <text:p text:style-name="P7"><text:span text:style-name="T2">1024*21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6cm" svg:height="1cm" svg:x="27.1cm" svg:y="12.2cm">
          <text:p text:style-name="P1"><text:span text:style-name="T1">softmax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2.2cm" svg:height="1cm" svg:x="29.1cm" svg:y="12.2cm">
          <text:p text:style-name="P7"><text:span text:style-name="T2">cls_prob</text:span></text:p>
          <text:p text:style-name="P7"><text:span text:style-name="T2">1024*21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cm" svg:height="1cm" svg:x="27.1cm" svg:y="10.6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3cm" svg:height="1cm" svg:x="28.7cm" svg:y="10.6cm">
          <text:p text:style-name="P7"><text:span text:style-name="T2">bbox_pred</text:span><text:span text:style-name="T2">_view</text:span></text:p>
          <text:p text:style-name="P7"><text:span text:style-name="T2">1024*21*4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cm" svg:height="1cm" svg:x="33.7cm" svg:y="10.6cm">
          <text:p text:style-name="P7"><text:span text:style-name="T2">bbox_pred_view</text:span></text:p>
          <text:p text:style-name="P7"><text:span text:style-name="T2">1024*1*4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cm" svg:height="1cm" svg:x="36.9cm" svg:y="10.6cm">
          <text:p text:style-name="P1"><text:span text:style-name="T1">squeez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cm" svg:height="1cm" svg:x="24.4cm" svg:y="4.2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cm" svg:height="1cm" svg:x="24.4cm" svg:y="5.6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cm" svg:height="1cm" svg:x="24.4cm" svg:y="6.8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cm" svg:height="1cm" svg:x="24.4cm" svg:y="8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2.2cm" svg:height="1cm" svg:x="26.6cm" svg:y="4.2cm">
          <text:p text:style-name="P7"><text:span text:style-name="T2">rois_label</text:span></text:p>
          <text:p text:style-name="P7"><text:span text:style-name="T2">1024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2cm" svg:height="1cm" svg:x="4.9cm" svg:y="17.4cm">
          <text:p text:style-name="P7"><text:span text:style-name="T2">rois_target</text:span></text:p>
          <text:p text:style-name="P7"><text:span text:style-name="T2">1024*4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4cm" svg:height="1cm" svg:x="4.9cm" svg:y="18.6cm">
          <text:p text:style-name="P7"><text:span text:style-name="T2">rois_inside_ws</text:span></text:p>
          <text:p text:style-name="P7"><text:span text:style-name="T2">1024*4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6cm" svg:height="1cm" svg:x="4.9cm" svg:y="19.8cm">
          <text:p text:style-name="P7"><text:span text:style-name="T2">rois_outside_ws</text:span></text:p>
          <text:p text:style-name="P7"><text:span text:style-name="T2">1024*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2cm" svg:height="1cm" svg:x="24.5cm" svg:y="14.2cm">
          <text:p text:style-name="P7"><text:span text:style-name="T2">rois_label</text:span></text:p>
          <text:p text:style-name="P7"><text:span text:style-name="T2">102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cm" svg:x="27.5cm" svg:y="14.2cm">
          <text:p text:style-name="P1"><text:span text:style-name="T1">cross_entro</text:span><text:span text:style-name="T1">py</text:span>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26.5cm" svg:y1="13.2cm" svg:x2="27.9cm" svg:y2="14.2cm">
          <text:p/>
        </draw:line>
        <draw:line draw:style-name="gr34" draw:text-style-name="P11" draw:layer="layout" svg:x1="26.7cm" svg:y1="14.8cm" svg:x2="27.5cm" svg:y2="14.8cm">
          <text:p/>
        </draw:line>
        <draw:line draw:style-name="gr34" draw:text-style-name="P11" draw:layer="layout" svg:x1="26.7cm" svg:y1="12.8cm" svg:x2="27.1cm" svg:y2="12.8cm">
          <text:p/>
        </draw:line>
        <draw:custom-shape draw:style-name="gr35" draw:text-style-name="P9" draw:layer="layout" svg:width="2.6cm" svg:height="1cm" svg:x="30.5cm" svg:y="14.2cm">
          <text:p text:style-name="P7"><text:span text:style-name="T2">RCNN_loss_cls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2cm" svg:height="1cm" svg:x="4.9cm" svg:y="16.2cm">
          <text:p text:style-name="P7"><text:span text:style-name="T2">bbox</text:span><text:span text:style-name="T2">_pred</text:span></text:p>
          <text:p text:style-name="P7"><text:span text:style-name="T2">1024*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2.2cm" svg:height="1cm" svg:x="26.6cm" svg:y="5.6cm">
          <text:p text:style-name="P7"><text:span text:style-name="T2">rois_t</text:span><text:span text:style-name="T2">arget</text:span></text:p>
          <text:p text:style-name="P7"><text:span text:style-name="T2">1024*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4cm" svg:height="1cm" svg:x="26.6cm" svg:y="6.8cm">
          <text:p text:style-name="P7"><text:span text:style-name="T2">rois_i</text:span><text:span text:style-name="T2">nside</text:span><text:span text:style-name="T2">_ws</text:span></text:p>
          <text:p text:style-name="P7"><text:span text:style-name="T2">1024*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6cm" svg:height="1cm" svg:x="26.6cm" svg:y="8cm">
          <text:p text:style-name="P7"><text:span text:style-name="T2">rois_o</text:span><text:span text:style-name="T2">utside</text:span><text:span text:style-name="T2">_ws</text:span></text:p>
          <text:p text:style-name="P7"><text:span text:style-name="T2">1024*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cm" svg:x="8.7cm" svg:y="17.8cm">
          <text:p text:style-name="P1"><text:span text:style-name="T1">_smooth_l1_loss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.4cm" svg:height="1cm" svg:x="12.9cm" svg:y="17.8cm">
          <text:p text:style-name="P7"><text:span text:style-name="T2">RCNN_loss_bbox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.2cm" svg:height="1cm" svg:x="20.7cm" svg:y="18.8cm">
          <text:p text:style-name="P7"><text:span text:style-name="T2">bbox_pred</text:span></text:p>
          <text:p text:style-name="P7"><text:span text:style-name="T2">1024*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cm" svg:x="23.5cm" svg:y="18.8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2.2cm" svg:height="1cm" svg:x="26.3cm" svg:y="18.8cm">
          <text:p text:style-name="P7"><text:span text:style-name="T2">bbox_pred</text:span></text:p>
          <text:p text:style-name="P7"><text:span text:style-name="T2">4*256*4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2cm" svg:height="1cm" svg:x="20.7cm" svg:y="17cm">
          <text:p text:style-name="P7"><text:span text:style-name="T2">cls_prob</text:span></text:p>
          <text:p text:style-name="P7"><text:span text:style-name="T2">1024*2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cm" svg:x="23.5cm" svg:y="17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2.2cm" svg:height="1cm" svg:x="26.3cm" svg:y="17cm">
          <text:p text:style-name="P7"><text:span text:style-name="T5">cls_prob</text:span></text:p>
          <text:p text:style-name="P7"><text:span text:style-name="T5">4*256*21</text:span></text:p>
          <draw:enhanced-geometry svg:viewBox="0 0 21600 21600" draw:type="rectangle" draw:enhanced-path="M 0 0 L 21600 0 21600 21600 0 21600 0 0 Z N"/>
        </draw:custom-shape>
        <draw:line draw:style-name="gr34" draw:text-style-name="P11" draw:layer="layout" svg:x1="24.1cm" svg:y1="11.2cm" svg:x2="24.5cm" svg:y2="11.2cm">
          <text:p/>
        </draw:line>
        <draw:line draw:style-name="gr34" draw:text-style-name="P11" draw:layer="layout" svg:x1="24.1cm" svg:y1="12.8cm" svg:x2="24.5cm" svg:y2="12.8cm">
          <text:p/>
        </draw:line>
        <draw:custom-shape draw:style-name="gr45" draw:text-style-name="P7" draw:layer="layout" svg:width="2.2cm" svg:height="1cm" svg:x="0cm" svg:y="11.4cm">
          <text:p text:style-name="P7"><text:span text:style-name="T2">Rois</text:span></text:p>
          <text:p text:style-name="P7"><text:span text:style-name="T2">4*256*5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cm" svg:height="1cm" svg:x="2.8cm" svg:y="11.4cm">
          <text:p text:style-name="P1"><text:span text:style-name="T1">v</text:span><text:span text:style-name="T1">i</text:span><text:span text:style-name="T1">e</text:span><text:span text:style-name="T1">w</text:span></text:p>
          <draw:enhanced-geometry svg:viewBox="0 0 21600 21600" draw:type="rectangle" draw:enhanced-path="M 0 0 L 21600 0 21600 21600 0 21600 0 0 Z N"/>
        </draw:custom-shape>
        <draw:line draw:style-name="gr34" draw:text-style-name="P11" draw:layer="layout" svg:x1="4cm" svg:y1="2cm" svg:x2="4.6cm" svg:y2="2cm">
          <text:p/>
        </draw:line>
        <draw:line draw:style-name="gr34" draw:text-style-name="P11" draw:layer="layout" svg:x1="6.8cm" svg:y1="2.2cm" svg:x2="7.2cm" svg:y2="2.2cm">
          <text:p/>
        </draw:line>
        <draw:line draw:style-name="gr34" draw:text-style-name="P11" draw:layer="layout" svg:x1="9.4cm" svg:y1="2.2cm" svg:x2="10.4cm" svg:y2="3.4cm">
          <text:p/>
        </draw:line>
        <draw:line draw:style-name="gr34" draw:text-style-name="P11" draw:layer="layout" svg:x1="9.4cm" svg:y1="3.4cm" svg:x2="10.4cm" svg:y2="3.4cm">
          <text:p/>
        </draw:line>
        <draw:line draw:style-name="gr34" draw:text-style-name="P11" draw:layer="layout" svg:x1="9.4cm" svg:y1="4.8cm" svg:x2="10.4cm" svg:y2="3.4cm">
          <text:p/>
        </draw:line>
        <draw:line draw:style-name="gr34" draw:text-style-name="P11" draw:layer="layout" svg:x1="9.4cm" svg:y1="6.2cm" svg:x2="10.4cm" svg:y2="3.4cm">
          <text:p/>
        </draw:line>
        <draw:line draw:style-name="gr34" draw:text-style-name="P11" draw:layer="layout" svg:x1="12.6cm" svg:y1="3.6cm" svg:x2="13.6cm" svg:y2="1cm">
          <text:p/>
        </draw:line>
        <draw:line draw:style-name="gr34" draw:text-style-name="P11" draw:layer="layout" svg:x1="12.6cm" svg:y1="3.6cm" svg:x2="13.6cm" svg:y2="2.8cm">
          <text:p/>
        </draw:line>
        <draw:line draw:style-name="gr34" draw:text-style-name="P11" draw:layer="layout" svg:x1="12.6cm" svg:y1="3.6cm" svg:x2="13.6cm" svg:y2="4cm">
          <text:p/>
        </draw:line>
        <draw:line draw:style-name="gr34" draw:text-style-name="P11" draw:layer="layout" svg:x1="15.8cm" svg:y1="4cm" svg:x2="16.6cm" svg:y2="4.6cm">
          <text:p/>
        </draw:line>
        <draw:line draw:style-name="gr34" draw:text-style-name="P11" draw:layer="layout" svg:x1="9.4cm" svg:y1="4.8cm" svg:x2="16.6cm" svg:y2="4.8cm">
          <text:p/>
        </draw:line>
        <draw:line draw:style-name="gr34" draw:text-style-name="P11" draw:layer="layout" svg:x1="9.4cm" svg:y1="6.2cm" svg:x2="16.6cm" svg:y2="4.8cm">
          <text:p/>
        </draw:line>
        <draw:line draw:style-name="gr34" draw:text-style-name="P11" draw:layer="layout" svg:x1="19.8cm" svg:y1="4.8cm" svg:x2="20.6cm" svg:y2="3.2cm">
          <text:p/>
        </draw:line>
        <draw:line draw:style-name="gr34" draw:text-style-name="P11" draw:layer="layout" svg:x1="19.8cm" svg:y1="4.8cm" svg:x2="20.6cm" svg:y2="4.8cm">
          <text:p/>
        </draw:line>
        <draw:line draw:style-name="gr34" draw:text-style-name="P11" draw:layer="layout" svg:x1="19.8cm" svg:y1="4.8cm" svg:x2="20.6cm" svg:y2="6.2cm">
          <text:p/>
        </draw:line>
        <draw:line draw:style-name="gr34" draw:text-style-name="P11" draw:layer="layout" svg:x1="19.8cm" svg:y1="4.8cm" svg:x2="20.6cm" svg:y2="7.4cm">
          <text:p/>
        </draw:line>
        <draw:line draw:style-name="gr34" draw:text-style-name="P11" draw:layer="layout" svg:x1="19.8cm" svg:y1="4.8cm" svg:x2="20.6cm" svg:y2="8.6cm">
          <text:p/>
        </draw:line>
        <draw:line draw:style-name="gr34" draw:text-style-name="P11" draw:layer="layout" svg:x1="22.8cm" svg:y1="4.8cm" svg:x2="24.4cm" svg:y2="4.8cm">
          <text:p/>
        </draw:line>
        <draw:line draw:style-name="gr34" draw:text-style-name="P11" draw:layer="layout" svg:x1="22.8cm" svg:y1="6cm" svg:x2="24.4cm" svg:y2="6cm">
          <text:p/>
        </draw:line>
        <draw:line draw:style-name="gr34" draw:text-style-name="P11" draw:layer="layout" svg:x1="23cm" svg:y1="7.4cm" svg:x2="24.4cm" svg:y2="7.4cm">
          <text:p/>
        </draw:line>
        <draw:line draw:style-name="gr34" draw:text-style-name="P11" draw:layer="layout" svg:x1="23.2cm" svg:y1="8.6cm" svg:x2="24.4cm" svg:y2="8.6cm">
          <text:p/>
        </draw:line>
        <draw:line draw:style-name="gr34" draw:text-style-name="P11" draw:layer="layout" svg:x1="25.8cm" svg:y1="4.8cm" svg:x2="26.6cm" svg:y2="4.8cm">
          <text:p/>
        </draw:line>
        <draw:line draw:style-name="gr34" draw:text-style-name="P11" draw:layer="layout" svg:x1="25.8cm" svg:y1="6cm" svg:x2="26.6cm" svg:y2="6cm">
          <text:p/>
        </draw:line>
        <draw:line draw:style-name="gr34" draw:text-style-name="P11" draw:layer="layout" svg:x1="25.8cm" svg:y1="7.4cm" svg:x2="26.6cm" svg:y2="7.4cm">
          <text:p/>
        </draw:line>
        <draw:line draw:style-name="gr34" draw:text-style-name="P11" draw:layer="layout" svg:x1="25.8cm" svg:y1="8.4cm" svg:x2="26.6cm" svg:y2="8.4cm">
          <text:p/>
        </draw:line>
        <draw:line draw:style-name="gr34" draw:text-style-name="P11" draw:layer="layout" svg:x1="2.2cm" svg:y1="11.8cm" svg:x2="2.8cm" svg:y2="11.8cm">
          <text:p/>
        </draw:line>
        <draw:line draw:style-name="gr34" draw:text-style-name="P11" draw:layer="layout" svg:x1="4.2cm" svg:y1="12cm" svg:x2="5cm" svg:y2="12cm">
          <text:p/>
        </draw:line>
        <draw:line draw:style-name="gr34" draw:text-style-name="P11" draw:layer="layout" svg:x1="7.1cm" svg:y1="10.2cm" svg:x2="8.7cm" svg:y2="11cm">
          <text:p/>
        </draw:line>
        <draw:line draw:style-name="gr34" draw:text-style-name="P11" draw:layer="layout" svg:x1="7.2cm" svg:y1="12cm" svg:x2="8.7cm" svg:y2="11.2cm">
          <text:p/>
        </draw:line>
        <draw:line draw:style-name="gr34" draw:text-style-name="P11" draw:layer="layout" svg:x1="12.1cm" svg:y1="11.1cm" svg:x2="12.3cm" svg:y2="11.1cm">
          <text:p/>
        </draw:line>
        <draw:line draw:style-name="gr34" draw:text-style-name="P11" draw:layer="layout" svg:x1="14.4cm" svg:y1="11.2cm" svg:x2="14.8cm" svg:y2="11.2cm">
          <text:p/>
        </draw:line>
        <draw:line draw:style-name="gr34" draw:text-style-name="P11" draw:layer="layout" svg:x1="17.9cm" svg:y1="11.2cm" svg:x2="18.3cm" svg:y2="11.2cm">
          <text:p/>
        </draw:line>
        <draw:line draw:style-name="gr34" draw:text-style-name="P11" draw:layer="layout" svg:x1="20.5cm" svg:y1="11.2cm" svg:x2="20.9cm" svg:y2="11.2cm">
          <text:p/>
        </draw:line>
        <draw:line draw:style-name="gr34" draw:text-style-name="P11" draw:layer="layout" svg:x1="19.8cm" svg:y1="11.6cm" svg:x2="20.9cm" svg:y2="12.8cm">
          <text:p/>
        </draw:line>
        <draw:line draw:style-name="gr34" draw:text-style-name="P11" draw:layer="layout" svg:x1="26.7cm" svg:y1="11.2cm" svg:x2="27.1cm" svg:y2="11.2cm">
          <text:p/>
        </draw:line>
        <draw:line draw:style-name="gr34" draw:text-style-name="P11" draw:layer="layout" svg:x1="28.7cm" svg:y1="11.2cm" svg:x2="28.9cm" svg:y2="11.2cm">
          <text:p/>
        </draw:line>
        <draw:line draw:style-name="gr34" draw:text-style-name="P11" draw:layer="layout" svg:x1="31.7cm" svg:y1="11.2cm" svg:x2="32.1cm" svg:y2="11.2cm">
          <text:p/>
        </draw:line>
        <draw:line draw:style-name="gr34" draw:text-style-name="P11" draw:layer="layout" svg:x1="33.6cm" svg:y1="11.2cm" svg:x2="33.8cm" svg:y2="11.2cm">
          <text:p/>
        </draw:line>
        <draw:line draw:style-name="gr34" draw:text-style-name="P11" draw:layer="layout" svg:x1="36.8cm" svg:y1="11.2cm" svg:x2="37cm" svg:y2="11.2cm">
          <text:p/>
        </draw:line>
        <draw:line draw:style-name="gr34" draw:text-style-name="P11" draw:layer="layout" svg:x1="38.3cm" svg:y1="11.2cm" svg:x2="38.8cm" svg:y2="11.2cm">
          <text:p/>
        </draw:line>
        <draw:line draw:style-name="gr34" draw:text-style-name="P11" draw:layer="layout" svg:x1="28.7cm" svg:y1="12.8cm" svg:x2="29.1cm" svg:y2="12.8cm">
          <text:p/>
        </draw:line>
        <draw:line draw:style-name="gr34" draw:text-style-name="P11" draw:layer="layout" svg:x1="29.7cm" svg:y1="14.7cm" svg:x2="30.5cm" svg:y2="14.7cm">
          <text:p/>
        </draw:line>
        <draw:line draw:style-name="gr34" draw:text-style-name="P11" draw:layer="layout" svg:x1="7.1cm" svg:y1="16.8cm" svg:x2="8.7cm" svg:y2="18cm">
          <text:p/>
        </draw:line>
        <draw:line draw:style-name="gr34" draw:text-style-name="P11" draw:layer="layout" svg:x1="7.1cm" svg:y1="17.8cm" svg:x2="8.7cm" svg:y2="18.2cm">
          <text:p/>
        </draw:line>
        <draw:line draw:style-name="gr34" draw:text-style-name="P11" draw:layer="layout" svg:x1="7.3cm" svg:y1="19cm" svg:x2="8.7cm" svg:y2="18.2cm">
          <text:p/>
        </draw:line>
        <draw:line draw:style-name="gr34" draw:text-style-name="P11" draw:layer="layout" svg:x1="7.5cm" svg:y1="20.4cm" svg:x2="8.7cm" svg:y2="18.2cm">
          <text:p/>
        </draw:line>
        <draw:line draw:style-name="gr34" draw:text-style-name="P11" draw:layer="layout" svg:x1="11.9cm" svg:y1="18.4cm" svg:x2="12.9cm" svg:y2="18.4cm">
          <text:p/>
        </draw:line>
        <draw:line draw:style-name="gr34" draw:text-style-name="P11" draw:layer="layout" svg:x1="22.9cm" svg:y1="17.4cm" svg:x2="23.5cm" svg:y2="17.4cm">
          <text:p/>
        </draw:line>
        <draw:line draw:style-name="gr34" draw:text-style-name="P11" draw:layer="layout" svg:x1="22.9cm" svg:y1="19.3cm" svg:x2="23.5cm" svg:y2="19.3cm">
          <text:p/>
        </draw:line>
        <draw:line draw:style-name="gr34" draw:text-style-name="P11" draw:layer="layout" svg:x1="25.7cm" svg:y1="17.6cm" svg:x2="26.3cm" svg:y2="17.6cm">
          <text:p/>
        </draw:line>
        <draw:line draw:style-name="gr34" draw:text-style-name="P11" draw:layer="layout" svg:x1="25.7cm" svg:y1="19.4cm" svg:x2="26.4cm" svg:y2="19.4cm">
          <text:p/>
        </draw:line>
        <draw:frame draw:style-name="gr46" draw:text-style-name="P12" draw:layer="layout" svg:width="3.918cm" svg:height="0.962cm" svg:x="2.6cm" svg:y="0.238cm">
          <draw:text-box>
            <text:p>fasterRCNN</text:p>
          </draw:text-box>
        </draw:frame>
        <presentation:notes draw:style-name="dp2">
          <draw:page-thumbnail draw:style-name="gr47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8" draw:text-style-name="P15" draw:layer="layout" svg:width="2.2cm" svg:height="1cm" svg:x="2cm" svg:y="1.4cm">
          <text:p text:style-name="P14"><text:span text:style-name="T6">base</text:span><text:span text:style-name="T6">_feat</text:span></text:p>
          <text:p text:style-name="P14"><text:span text:style-name="T6">4*512</text:span><text:span text:style-name="T6">*37*5</text:span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3.6cm" svg:height="1cm" svg:x="4.8cm" svg:y="1.4cm">
          <text:p text:style-name="P14"><text:span text:style-name="T6">RPN_Conv</text:span><text:span text:style-name="T6">(512→512)</text:span></text:p>
          <text:p text:style-name="P14"><text:span text:style-name="T6">relu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2cm" svg:height="1cm" svg:x="9cm" svg:y="1.4cm">
          <text:p text:style-name="P14"><text:span text:style-name="T6">rpn_conv1</text:span></text:p>
          <text:p text:style-name="P14"><text:span text:style-name="T6">4*512*37*5</text:span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3.6cm" svg:height="1cm" svg:x="11.8cm" svg:y="1.4cm">
          <text:p text:style-name="P14"><text:span text:style-name="T6">RPN_cls_s</text:span><text:span text:style-name="T6">core</text:span></text:p>
          <text:p text:style-name="P14"><text:span text:style-name="T6">(512→18)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3.6cm" svg:height="1cm" svg:x="11.8cm" svg:y="3cm">
          <text:p text:style-name="P14"><text:span text:style-name="T6">RPN_</text:span><text:span text:style-name="T6">bbox</text:span><text:span text:style-name="T6">_pred</text:span></text:p>
          <text:p text:style-name="P14"><text:span text:style-name="T6">(512</text:span><text:span text:style-name="T6">→36)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2cm" svg:height="1cm" svg:x="15.8cm" svg:y="1.4cm">
          <text:p text:style-name="P14"><text:span text:style-name="T6">rpn_cls_score</text:span></text:p>
          <text:p text:style-name="P14"><text:span text:style-name="T6">4*18*37*50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4cm" svg:height="1cm" svg:x="15.8cm" svg:y="3cm">
          <text:p text:style-name="P14"><text:span text:style-name="T6">rpn_b</text:span><text:span text:style-name="T6">box_</text:span><text:span text:style-name="T6">pred</text:span></text:p>
          <text:p text:style-name="P14"><text:span text:style-name="T6">4*36*</text:span><text:span text:style-name="T6">37*50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1.6cm" svg:height="1cm" svg:x="18.4cm" svg:y="1.4cm">
          <text:p text:style-name="P14"><text:span text:style-name="T6">reshape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3.8cm" svg:height="1cm" svg:x="20.4cm" svg:y="1.4cm">
          <text:p text:style-name="P14"><text:span text:style-name="T6">rpn_cls_sc</text:span><text:span text:style-name="T6">ore_reshap</text:span><text:span text:style-name="T6">e</text:span></text:p>
          <text:p text:style-name="P14"><text:span text:style-name="T6">4*2*333*50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1.6cm" svg:height="1cm" svg:x="24.6cm" svg:y="1.4cm">
          <text:p text:style-name="P14"><text:span text:style-name="T6">softmax</text:span></text:p>
          <text:p text:style-name="P14"><text:span text:style-name="T6">reshape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3.6cm" svg:height="1cm" svg:x="26.6cm" svg:y="1.4cm">
          <text:p text:style-name="P14"><text:span text:style-name="T6">rpn_cls_pro</text:span><text:span text:style-name="T6">b</text:span></text:p>
          <text:p text:style-name="P14"><text:span text:style-name="T6">4*18*37*50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4cm" svg:height="1cm" svg:x="2cm" svg:y="10.4cm">
          <text:p text:style-name="P14"><text:span text:style-name="T6">rpn_cls_sc</text:span><text:span text:style-name="T6">ore</text:span></text:p>
          <text:p text:style-name="P14"><text:span text:style-name="T6">4*18*37*50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2.2cm" svg:height="1cm" svg:x="2.2cm" svg:y="11.8cm">
          <text:p text:style-name="P14"><text:span text:style-name="T6">gt_boxes</text:span></text:p>
          <text:p text:style-name="P14"><text:span text:style-name="T6">4*20*5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2.2cm" svg:height="1cm" svg:x="2.2cm" svg:y="13.2cm">
          <text:p text:style-name="P14"><text:span text:style-name="T6">im_info</text:span></text:p>
          <text:p text:style-name="P14"><text:span text:style-name="T6">4*3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2.2cm" svg:height="1cm" svg:x="2.2cm" svg:y="14.6cm">
          <text:p text:style-name="P14"><text:span text:style-name="T6">num_boxe</text:span><text:span text:style-name="T6">s</text:span></text:p>
          <text:p text:style-name="P14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3.6cm" svg:height="1cm" svg:x="5.4cm" svg:y="12.4cm">
          <text:p text:style-name="P14"><text:span text:style-name="T6">RPN_anchor_t</text:span><text:span text:style-name="T6">arget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4cm" svg:height="2.6cm" svg:x="10cm" svg:y="11.6cm">
          <text:p text:style-name="P14"><text:span text:style-name="T6">rpn_data</text:span></text:p>
          <text:p text:style-name="P14"><text:span text:style-name="T6">List:4</text:span></text:p>
          <text:p text:style-name="P14"><text:span text:style-name="T6">[0]:4*1*333</text:span><text:span text:style-name="T6">*50</text:span></text:p>
          <text:p text:style-name="P14"><text:span text:style-name="T6">[1]:4*36*37</text:span><text:span text:style-name="T6">*50</text:span></text:p>
          <text:p text:style-name="P14"><text:span text:style-name="T6">[2]:4*36*37</text:span><text:span text:style-name="T6">*50</text:span></text:p>
          <text:p text:style-name="P14"><text:span text:style-name="T6">[3]:4*36*37</text:span><text:span text:style-name="T6">*50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cm" svg:height="1cm" svg:x="10cm" svg:y="14.8cm">
          <text:p text:style-name="P14"><text:span text:style-name="T6">rpn_data[0]</text:span></text:p>
          <text:p text:style-name="P14"><text:span text:style-name="T6">4*1*333*50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1.6cm" svg:height="1cm" svg:x="14.4cm" svg:y="14.8cm">
          <text:p text:style-name="P14"><text:span text:style-name="T6">view</text:span>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1.8cm" svg:height="1cm" svg:x="16.4cm" svg:y="14.8cm">
          <text:p text:style-name="P14"><text:span text:style-name="T6">rpn_label</text:span></text:p>
          <text:p text:style-name="P14"><text:span text:style-name="T6">4*16650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4cm" svg:height="1cm" svg:x="18.5cm" svg:y="14.8cm">
          <text:p text:style-name="P14"><text:span text:style-name="T6">index_select</text:span></text:p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cm" svg:height="1cm" svg:x="21.3cm" svg:y="14.8cm">
          <text:p text:style-name="P14"><text:span text:style-name="T6">rpn_label</text:span></text:p>
          <text:p text:style-name="P14"><text:span text:style-name="T6">1024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cm" svg:height="1cm" svg:x="10cm" svg:y="16.2cm">
          <text:p text:style-name="P14"><text:span text:style-name="T6">rpn_cls_sc</text:span><text:span text:style-name="T6">ore_reshap</text:span><text:span text:style-name="T6">e</text:span></text:p>
          <text:p text:style-name="P14"><text:span text:style-name="T6">4*2*333*50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1.6cm" svg:height="1cm" svg:x="14.4cm" svg:y="16.2cm">
          <text:p text:style-name="P14"><text:span text:style-name="T6">permute</text:span></text:p>
          <text:p text:style-name="P14"><text:span text:style-name="T6">view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4cm" svg:height="1cm" svg:x="16.4cm" svg:y="16.2cm">
          <text:p text:style-name="P14"><text:span text:style-name="T6">rpn_cls_score</text:span></text:p>
          <text:p text:style-name="P14"><text:span text:style-name="T6">4*16650*2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4cm" svg:height="1cm" svg:x="19cm" svg:y="16.2cm">
          <text:p text:style-name="P14"><text:span text:style-name="T6">index</text:span><text:span text:style-name="T6">_sele</text:span><text:span text:style-name="T6">ct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4cm" svg:height="1cm" svg:x="21.6cm" svg:y="16.2cm">
          <text:p text:style-name="P14"><text:span text:style-name="T6">rpn_c</text:span><text:span text:style-name="T6">ls_sc</text:span><text:span text:style-name="T6">ore</text:span></text:p>
          <text:p text:style-name="P14"><text:span text:style-name="T6">1024*</text:span><text:span text:style-name="T6">2</text:span></text:p>
          <draw:enhanced-geometry svg:viewBox="0 0 21600 21600" draw:type="rectangle" draw:enhanced-path="M 0 0 L 21600 0 21600 21600 0 21600 0 0 Z N"/>
        </draw:custom-shape>
        <draw:frame draw:style-name="gr60" draw:text-style-name="P12" draw:layer="layout" svg:width="4cm" svg:height="0.962cm" svg:x="5.4cm" svg:y="0.2cm">
          <draw:text-box>
            <text:p>RCNN_rpn</text:p>
          </draw:text-box>
        </draw:frame>
        <draw:custom-shape draw:style-name="gr51" draw:text-style-name="P14" draw:layer="layout" svg:width="2.4cm" svg:height="1cm" svg:x="2cm" svg:y="5.4cm">
          <text:p text:style-name="P14"><text:span text:style-name="T6">rpn_cls_score</text:span></text:p>
          <text:p text:style-name="P14"><text:span text:style-name="T6">4*18*37*50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2.2cm" svg:height="1cm" svg:x="2.1cm" svg:y="8.2cm">
          <text:p text:style-name="P14"><text:span text:style-name="T6">im_info</text:span></text:p>
          <text:p text:style-name="P14"><text:span text:style-name="T6">4*3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4cm" svg:height="1cm" svg:x="2cm" svg:y="6.8cm">
          <text:p text:style-name="P14"><text:span text:style-name="T6">rpn_bbox_pr</text:span><text:span text:style-name="T6">ed</text:span></text:p>
          <text:p text:style-name="P14"><text:span text:style-name="T6">4*36*37*50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2.6cm" svg:height="1cm" svg:x="5.2cm" svg:y="6.8cm">
          <text:p text:style-name="P14"><text:span text:style-name="T6">RPN_proposal</text:span>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2.2cm" svg:height="1cm" svg:x="8.8cm" svg:y="6.8cm">
          <text:p text:style-name="P14"><text:span text:style-name="T6">rois</text:span></text:p>
          <text:p text:style-name="P14"><text:span text:style-name="T6">4*2000*5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4cm" svg:height="1cm" svg:x="24.4cm" svg:y="15.4cm">
          <text:p text:style-name="P14"><text:span text:style-name="T6">cross_entro</text:span><text:span text:style-name="T6">py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2.4cm" svg:height="1cm" svg:x="27.5cm" svg:y="15.4cm">
          <text:p text:style-name="P14"><text:span text:style-name="T6">rpn_loss_c</text:span><text:span text:style-name="T6">ls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cm" svg:height="1cm" svg:x="1.8cm" svg:y="19.3cm">
          <text:p text:style-name="P14"><text:span text:style-name="T6">rpn_data[1]</text:span></text:p>
          <text:p text:style-name="P14"><text:span text:style-name="T6">4*36*37*50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cm" svg:height="1cm" svg:x="6.4cm" svg:y="19.3cm">
          <text:p text:style-name="P14"><text:span text:style-name="T6">rpn_bbox_ta</text:span><text:span text:style-name="T6">rgets</text:span></text:p>
          <text:p text:style-name="P14"><text:span text:style-name="T6">4*36*37*50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cm" svg:height="1cm" svg:x="1.8cm" svg:y="20.7cm">
          <text:p text:style-name="P14"><text:span text:style-name="T6">rpn_data[2]</text:span></text:p>
          <text:p text:style-name="P14"><text:span text:style-name="T6">4*36*37*50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cm" svg:height="1cm" svg:x="6.4cm" svg:y="20.7cm">
          <text:p text:style-name="P14"><text:span text:style-name="T6">rpn_bbox_in</text:span><text:span text:style-name="T6">side_weight</text:span><text:span text:style-name="T6">s</text:span></text:p>
          <text:p text:style-name="P14"><text:span text:style-name="T6">4*36*37*50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cm" svg:height="1cm" svg:x="1.8cm" svg:y="22.1cm">
          <text:p text:style-name="P14"><text:span text:style-name="T6">rpn_data[3]</text:span></text:p>
          <text:p text:style-name="P14"><text:span text:style-name="T6">4*36*37*50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4.8cm" svg:height="1cm" svg:x="6.4cm" svg:y="22.1cm">
          <text:p text:style-name="P14"><text:span text:style-name="T6">rpn_bbox_</text:span><text:span text:style-name="T6">outside_w</text:span><text:span text:style-name="T6">eights</text:span></text:p>
          <text:p text:style-name="P14"><text:span text:style-name="T6">4*36*37*50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4cm" svg:height="1cm" svg:x="8cm" svg:y="17.8cm">
          <text:p text:style-name="P14"><text:span text:style-name="T6">rpn_bbox_pred</text:span></text:p>
          <text:p text:style-name="P14"><text:span text:style-name="T6">4*36*37*50</text:span></text:p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4cm" svg:height="1cm" svg:x="13cm" svg:y="19.8cm">
          <text:p text:style-name="P18"><text:span text:style-name="T7">_smoot</text:span><text:span text:style-name="T7">h_l1_lo</text:span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2.4cm" svg:height="1cm" svg:x="18.2cm" svg:y="19.8cm">
          <text:p text:style-name="P14"><text:span text:style-name="T6">rpn_loss_box</text:span></text:p>
          <draw:enhanced-geometry svg:viewBox="0 0 21600 21600" draw:type="rectangle" draw:enhanced-path="M 0 0 L 21600 0 21600 21600 0 21600 0 0 Z N"/>
        </draw:custom-shape>
        <draw:line draw:style-name="gr34" draw:text-style-name="P11" draw:layer="layout" svg:x1="4.2cm" svg:y1="2cm" svg:x2="4.8cm" svg:y2="2cm">
          <text:p/>
        </draw:line>
        <draw:line draw:style-name="gr34" draw:text-style-name="P11" draw:layer="layout" svg:x1="8.4cm" svg:y1="2cm" svg:x2="9cm" svg:y2="2cm">
          <text:p/>
        </draw:line>
        <draw:line draw:style-name="gr34" draw:text-style-name="P11" draw:layer="layout" svg:x1="11.2cm" svg:y1="2cm" svg:x2="11.8cm" svg:y2="2cm">
          <text:p/>
        </draw:line>
        <draw:line draw:style-name="gr34" draw:text-style-name="P11" draw:layer="layout" svg:x1="15.4cm" svg:y1="2cm" svg:x2="15.8cm" svg:y2="2cm">
          <text:p/>
        </draw:line>
        <draw:line draw:style-name="gr34" draw:text-style-name="P11" draw:layer="layout" svg:x1="18cm" svg:y1="2cm" svg:x2="18.4cm" svg:y2="2cm">
          <text:p/>
        </draw:line>
        <draw:line draw:style-name="gr34" draw:text-style-name="P11" draw:layer="layout" svg:x1="20cm" svg:y1="2cm" svg:x2="20.4cm" svg:y2="2cm">
          <text:p/>
        </draw:line>
        <draw:line draw:style-name="gr34" draw:text-style-name="P11" draw:layer="layout" svg:x1="24.2cm" svg:y1="2cm" svg:x2="24.6cm" svg:y2="2cm">
          <text:p/>
        </draw:line>
        <draw:line draw:style-name="gr34" draw:text-style-name="P11" draw:layer="layout" svg:x1="26.2cm" svg:y1="2cm" svg:x2="26.6cm" svg:y2="2cm">
          <text:p/>
        </draw:line>
        <draw:line draw:style-name="gr34" draw:text-style-name="P11" draw:layer="layout" svg:x1="10.4cm" svg:y1="2.4cm" svg:x2="11.8cm" svg:y2="3.6cm">
          <text:p/>
        </draw:line>
        <draw:line draw:style-name="gr34" draw:text-style-name="P11" draw:layer="layout" svg:x1="15.4cm" svg:y1="3.6cm" svg:x2="15.8cm" svg:y2="3.6cm">
          <text:p/>
        </draw:line>
        <draw:line draw:style-name="gr34" draw:text-style-name="P11" draw:layer="layout" svg:x1="4.4cm" svg:y1="6cm" svg:x2="5.2cm" svg:y2="7.2cm">
          <text:p/>
        </draw:line>
        <draw:line draw:style-name="gr34" draw:text-style-name="P11" draw:layer="layout" svg:x1="4.4cm" svg:y1="7.2cm" svg:x2="5.2cm" svg:y2="7.2cm">
          <text:p/>
        </draw:line>
        <draw:line draw:style-name="gr34" draw:text-style-name="P11" draw:layer="layout" svg:x1="4.3cm" svg:y1="8.8cm" svg:x2="5.2cm" svg:y2="7.4cm">
          <text:p/>
        </draw:line>
        <draw:line draw:style-name="gr34" draw:text-style-name="P11" draw:layer="layout" svg:x1="7.8cm" svg:y1="7.2cm" svg:x2="8.8cm" svg:y2="7.2cm">
          <text:p/>
        </draw:line>
        <draw:line draw:style-name="gr34" draw:text-style-name="P11" draw:layer="layout" svg:x1="4.4cm" svg:y1="10.8cm" svg:x2="5.4cm" svg:y2="12.6cm">
          <text:p/>
        </draw:line>
        <draw:line draw:style-name="gr34" draw:text-style-name="P11" draw:layer="layout" svg:x1="4.4cm" svg:y1="12.2cm" svg:x2="5.4cm" svg:y2="12.8cm">
          <text:p/>
        </draw:line>
        <draw:line draw:style-name="gr34" draw:text-style-name="P11" draw:layer="layout" svg:x1="4.4cm" svg:y1="13.8cm" svg:x2="5.4cm" svg:y2="12.8cm">
          <text:p/>
        </draw:line>
        <draw:line draw:style-name="gr34" draw:text-style-name="P11" draw:layer="layout" svg:x1="4.4cm" svg:y1="15.2cm" svg:x2="5.4cm" svg:y2="12.8cm">
          <text:p/>
        </draw:line>
        <draw:line draw:style-name="gr34" draw:text-style-name="P11" draw:layer="layout" svg:x1="9cm" svg:y1="13cm" svg:x2="10cm" svg:y2="13cm">
          <text:p/>
        </draw:line>
        <draw:line draw:style-name="gr34" draw:text-style-name="P11" draw:layer="layout" svg:x1="14cm" svg:y1="15.4cm" svg:x2="14.4cm" svg:y2="15.4cm">
          <text:p/>
        </draw:line>
        <draw:line draw:style-name="gr34" draw:text-style-name="P11" draw:layer="layout" svg:x1="14cm" svg:y1="16.6cm" svg:x2="14.4cm" svg:y2="16.6cm">
          <text:p/>
        </draw:line>
        <draw:line draw:style-name="gr34" draw:text-style-name="P11" draw:layer="layout" svg:x1="16cm" svg:y1="15.4cm" svg:x2="16.4cm" svg:y2="15.4cm">
          <text:p/>
        </draw:line>
        <draw:line draw:style-name="gr34" draw:text-style-name="P11" draw:layer="layout" svg:x1="16cm" svg:y1="16.6cm" svg:x2="16.4cm" svg:y2="16.6cm">
          <text:p/>
        </draw:line>
        <draw:line draw:style-name="gr34" draw:text-style-name="P11" draw:layer="layout" svg:x1="18.3cm" svg:y1="15.4cm" svg:x2="18.6cm" svg:y2="15.4cm">
          <text:p/>
        </draw:line>
        <draw:line draw:style-name="gr34" draw:text-style-name="P11" draw:layer="layout" svg:x1="19cm" svg:y1="16.8cm" svg:x2="19.2cm" svg:y2="16.8cm">
          <text:p/>
        </draw:line>
        <draw:line draw:style-name="gr34" draw:text-style-name="P11" draw:layer="layout" svg:x1="20.9cm" svg:y1="15.4cm" svg:x2="21.4cm" svg:y2="15.4cm">
          <text:p/>
        </draw:line>
        <draw:line draw:style-name="gr34" draw:text-style-name="P11" draw:layer="layout" svg:x1="21.3cm" svg:y1="16.8cm" svg:x2="21.7cm" svg:y2="16.8cm">
          <text:p/>
        </draw:line>
        <draw:line draw:style-name="gr34" draw:text-style-name="P11" draw:layer="layout" svg:x1="23.3cm" svg:y1="15.2cm" svg:x2="24.4cm" svg:y2="15.8cm">
          <text:p/>
        </draw:line>
        <draw:line draw:style-name="gr34" draw:text-style-name="P11" draw:layer="layout" svg:x1="24cm" svg:y1="16.8cm" svg:x2="24.4cm" svg:y2="16.2cm">
          <text:p/>
        </draw:line>
        <draw:line draw:style-name="gr34" draw:text-style-name="P11" draw:layer="layout" svg:x1="26.8cm" svg:y1="16cm" svg:x2="27.5cm" svg:y2="16cm">
          <text:p/>
        </draw:line>
        <draw:line draw:style-name="gr34" draw:text-style-name="P11" draw:layer="layout" svg:x1="5.8cm" svg:y1="19.8cm" svg:x2="6.4cm" svg:y2="19.8cm">
          <text:p/>
        </draw:line>
        <draw:line draw:style-name="gr34" draw:text-style-name="P11" draw:layer="layout" svg:x1="5.8cm" svg:y1="21.2cm" svg:x2="6.4cm" svg:y2="21.2cm">
          <text:p/>
        </draw:line>
        <draw:line draw:style-name="gr34" draw:text-style-name="P11" draw:layer="layout" svg:x1="5.8cm" svg:y1="22.6cm" svg:x2="6.4cm" svg:y2="22.6cm">
          <text:p/>
        </draw:line>
        <draw:line draw:style-name="gr34" draw:text-style-name="P11" draw:layer="layout" svg:x1="10.4cm" svg:y1="18.4cm" svg:x2="13cm" svg:y2="20.2cm">
          <text:p/>
        </draw:line>
        <draw:line draw:style-name="gr34" draw:text-style-name="P11" draw:layer="layout" svg:x1="10.4cm" svg:y1="19.8cm" svg:x2="13cm" svg:y2="20.2cm">
          <text:p/>
        </draw:line>
        <draw:line draw:style-name="gr34" draw:text-style-name="P11" draw:layer="layout" svg:x1="10.4cm" svg:y1="21.2cm" svg:x2="13cm" svg:y2="20.2cm">
          <text:p/>
        </draw:line>
        <draw:line draw:style-name="gr34" draw:text-style-name="P11" draw:layer="layout" svg:x1="11.2cm" svg:y1="22.6cm" svg:x2="13cm" svg:y2="20.2cm">
          <text:p/>
        </draw:line>
        <draw:line draw:style-name="gr34" draw:text-style-name="P11" draw:layer="layout" svg:x1="17cm" svg:y1="20.2cm" svg:x2="18.2cm" svg:y2="20.2cm">
          <text:p/>
        </draw:line>
        <presentation:notes draw:style-name="dp2">
          <draw:page-thumbnail draw:style-name="gr47" draw:layer="layout" svg:width="18.624cm" svg:height="10.476cm" svg:x="1.482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37.799cm" svg:height="4.958cm" svg:x="2.1cm" svg:y="1.184cm" presentation:class="title" presentation:placeholder="true">
        <draw:text-box/>
      </draw:frame>
      <draw:frame presentation:style-name="Default-outline1" draw:layer="backgroundobjects" svg:width="37.799cm" svg:height="17.224cm" svg:x="2.1cm" svg:y="6.948cm" presentation:class="outline" presentation:placeholder="true">
        <draw:text-box/>
      </draw:frame>
      <draw:frame presentation:style-name="Mpr1" draw:text-style-name="MP2" draw:layer="backgroundobjects" svg:width="9.785cm" svg:height="2.046cm" svg:x="2.1cm" svg:y="27.05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3.313cm" svg:height="2.046cm" svg:x="14.364cm" svg:y="27.05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785cm" svg:height="2.046cm" svg:x="30.114cm" svg:y="27.05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8:30:21.214817122</meta:creation-date>
    <dc:date>2019-06-16T22:23:58.885325796</dc:date>
    <meta:editing-duration>PT3H53M1S</meta:editing-duration>
    <meta:editing-cycles>74</meta:editing-cycles>
    <meta:generator>LibreOffice/6.2.4.2$Linux_X86_64 LibreOffice_project/20$Build-2</meta:generator>
    <meta:document-statistic meta:object-count="223"/>
  </office:meta>
</office:document-meta>
</file>